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1.5pt" style:font-size-asian="11.5pt" style:font-size-complex="11.5pt"/>
    </style:style>
    <style:style style:name="T1" style:family="text">
      <style:text-properties fo:color="#000000" loext:opacity="100%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2" style:family="text">
      <style:text-properties fo:color="#000000" loext:opacity="100%" style:font-name="Arial" fo:font-size="11.5pt" fo:font-weight="normal" style:font-name-asian="Arial" style:font-size-asian="11.5pt" style:font-weight-asian="normal" style:font-name-complex="Arial" style:font-size-complex="11.5pt" style:font-weight-complex="normal"/>
    </style:style>
    <style:style style:name="T3" style:family="text">
      <style:text-properties fo:color="#000000" loext:opacity="100%" style:font-name="Arial" fo:font-size="11.5pt" fo:font-weight="bold" style:font-name-asian="Arial" style:font-size-asian="11.5pt" style:font-weight-asian="bold" style:font-name-complex="Arial" style:font-size-complex="11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8.257cm" svg:height="0.712cm" svg:x="6.396cm" svg:y="2.561cm">
          <draw:text-box>
            <text:p text:style-name="P2"><text:span text:style-name="T1">INSTRUMENTAL ODYSSEY</text:span></text:p>
          </draw:text-box>
        </draw:frame>
        <draw:frame draw:style-name="gr2" draw:text-style-name="P3" draw:layer="layout" svg:width="8.503cm" svg:height="0.712cm" svg:x="6.273cm" svg:y="3.401cm">
          <draw:text-box>
            <text:p text:style-name="P2"><text:span text:style-name="T1">RULES AND REGULATIONS</text:span></text:p>
          </draw:text-box>
        </draw:frame>
        <draw:frame draw:style-name="gr3" draw:text-style-name="P4" draw:layer="layout" svg:width="0.405cm" svg:height="0.454cm" svg:x="3.175cm" svg:y="4.979cm">
          <draw:text-box>
            <text:p text:style-name="P2"><text:span text:style-name="T2">●</text:span></text:p>
          </draw:text-box>
        </draw:frame>
        <draw:frame draw:style-name="gr3" draw:text-style-name="P4" draw:layer="layout" svg:width="10.547cm" svg:height="0.454cm" svg:x="3.81cm" svg:y="4.979cm">
          <draw:text-box>
            <text:p text:style-name="P2"><text:span text:style-name="T2">There are two categories of performances: solo and group.</text:span></text:p>
          </draw:text-box>
        </draw:frame>
        <draw:frame draw:style-name="gr3" draw:text-style-name="P4" draw:layer="layout" svg:width="0.405cm" svg:height="0.454cm" svg:x="3.175cm" svg:y="5.516cm">
          <draw:text-box>
            <text:p text:style-name="P2"><text:span text:style-name="T2">●</text:span></text:p>
          </draw:text-box>
        </draw:frame>
        <draw:frame draw:style-name="gr3" draw:text-style-name="P4" draw:layer="layout" svg:width="6.225cm" svg:height="0.454cm" svg:x="3.81cm" svg:y="5.516cm">
          <draw:text-box>
            <text:p text:style-name="P2"><text:span text:style-name="T2">A group can have 2 to 8 members.</text:span></text:p>
          </draw:text-box>
        </draw:frame>
        <draw:frame draw:style-name="gr3" draw:text-style-name="P4" draw:layer="layout" svg:width="0.405cm" svg:height="0.454cm" svg:x="3.175cm" svg:y="6.052cm">
          <draw:text-box>
            <text:p text:style-name="P2"><text:span text:style-name="T2">●</text:span></text:p>
          </draw:text-box>
        </draw:frame>
        <draw:frame draw:style-name="gr3" draw:text-style-name="P4" draw:layer="layout" svg:width="14.378cm" svg:height="0.454cm" svg:x="3.81cm" svg:y="6.052cm">
          <draw:text-box>
            <text:p text:style-name="P2"><text:span text:style-name="T2">Any particular person can be a part of at most 2 performances(one solo and one</text:span></text:p>
          </draw:text-box>
        </draw:frame>
        <draw:frame draw:style-name="gr3" draw:text-style-name="P4" draw:layer="layout" svg:width="12.583cm" svg:height="0.454cm" svg:x="3.81cm" svg:y="6.589cm">
          <draw:text-box>
            <text:p text:style-name="P2"><text:span text:style-name="T2">group). Non-adherence to this rule will lead to disqualification of all the</text:span></text:p>
          </draw:text-box>
        </draw:frame>
        <draw:frame draw:style-name="gr3" draw:text-style-name="P4" draw:layer="layout" svg:width="8.003cm" svg:height="0.454cm" svg:x="3.81cm" svg:y="7.125cm">
          <draw:text-box>
            <text:p text:style-name="P2"><text:span text:style-name="T2">performances the person has been a part of.</text:span></text:p>
          </draw:text-box>
        </draw:frame>
        <draw:frame draw:style-name="gr3" draw:text-style-name="P4" draw:layer="layout" svg:width="0.405cm" svg:height="0.454cm" svg:x="3.175cm" svg:y="7.662cm">
          <draw:text-box>
            <text:p text:style-name="P2"><text:span text:style-name="T2">●</text:span></text:p>
          </draw:text-box>
        </draw:frame>
        <draw:frame draw:style-name="gr3" draw:text-style-name="P4" draw:layer="layout" svg:width="13.947cm" svg:height="0.454cm" svg:x="3.81cm" svg:y="7.662cm">
          <draw:text-box>
            <text:p text:style-name="P2"><text:span text:style-name="T2">Replacement of participant(s) is strictly not allowed after registration has been</text:span></text:p>
          </draw:text-box>
        </draw:frame>
        <draw:frame draw:style-name="gr3" draw:text-style-name="P4" draw:layer="layout" svg:width="1.983cm" svg:height="0.454cm" svg:x="3.81cm" svg:y="8.198cm">
          <draw:text-box>
            <text:p text:style-name="P2"><text:span text:style-name="T2">completed.</text:span></text:p>
          </draw:text-box>
        </draw:frame>
        <draw:frame draw:style-name="gr3" draw:text-style-name="P4" draw:layer="layout" svg:width="0.405cm" svg:height="0.454cm" svg:x="3.175cm" svg:y="8.735cm">
          <draw:text-box>
            <text:p text:style-name="P2"><text:span text:style-name="T2">●</text:span></text:p>
          </draw:text-box>
        </draw:frame>
        <draw:frame draw:style-name="gr3" draw:text-style-name="P4" draw:layer="layout" svg:width="14.387cm" svg:height="0.454cm" svg:x="3.81cm" svg:y="8.735cm">
          <draw:text-box>
            <text:p text:style-name="P2"><text:span text:style-name="T2">Duration of a performance can be </text:span><text:span text:style-name="T2">between 4 and 6 minutes. This starts </text:span><text:span text:style-name="T2">from the</text:span></text:p>
          </draw:text-box>
        </draw:frame>
        <draw:frame draw:style-name="gr3" draw:text-style-name="P4" draw:layer="layout" svg:width="14.116cm" svg:height="0.454cm" svg:x="3.81cm" svg:y="9.271cm">
          <draw:text-box>
            <text:p text:style-name="P2"><text:span text:style-name="T2">moment the music starts. Participants </text:span><text:span text:style-name="T2">exceeding the time limit of 6 minutes will</text:span></text:p>
          </draw:text-box>
        </draw:frame>
        <draw:frame draw:style-name="gr3" draw:text-style-name="P4" draw:layer="layout" svg:width="2.407cm" svg:height="0.454cm" svg:x="3.81cm" svg:y="9.808cm">
          <draw:text-box>
            <text:p text:style-name="P2"><text:span text:style-name="T2">be penalised.</text:span></text:p>
          </draw:text-box>
        </draw:frame>
        <draw:frame draw:style-name="gr3" draw:text-style-name="P4" draw:layer="layout" svg:width="0.405cm" svg:height="0.454cm" svg:x="3.175cm" svg:y="10.344cm">
          <draw:text-box>
            <text:p text:style-name="P2"><text:span text:style-name="T2">●</text:span></text:p>
          </draw:text-box>
        </draw:frame>
        <draw:frame draw:style-name="gr3" draw:text-style-name="P4" draw:layer="layout" svg:width="13.671cm" svg:height="0.454cm" svg:x="3.81cm" svg:y="10.344cm">
          <draw:text-box>
            <text:p text:style-name="P2"><text:span text:style-name="T2">E</text:span><text:span text:style-name="T2">q</text:span><text:span text:style-name="T2">u</text:span><text:span text:style-name="T2">i</text:span><text:span text:style-name="T2">p</text:span><text:span text:style-name="T2">m</text:span><text:span text:style-name="T2">e</text:span><text:span text:style-name="T2">n</text:span><text:span text:style-name="T2">t </text:span><text:span text:style-name="T2">r</text:span><text:span text:style-name="T2">e</text:span><text:span text:style-name="T2">q</text:span><text:span text:style-name="T2">u</text:span><text:span text:style-name="T2">ir</text:span><text:span text:style-name="T2">e</text:span><text:span text:style-name="T2">m</text:span><text:span text:style-name="T2">e</text:span><text:span text:style-name="T2">n</text:span><text:span text:style-name="T2">t</text:span><text:span text:style-name="T2">s </text:span><text:span text:style-name="T2">o</text:span><text:span text:style-name="T2">f </text:span><text:span text:style-name="T2">a</text:span><text:span text:style-name="T2">n</text:span><text:span text:style-name="T2">y </text:span><text:span text:style-name="T2">p</text:span><text:span text:style-name="T2">e</text:span><text:span text:style-name="T2">r</text:span><text:span text:style-name="T2">s</text:span><text:span text:style-name="T2">o</text:span><text:span text:style-name="T2">n </text:span><text:span text:style-name="T2">o</text:span><text:span text:style-name="T2">r </text:span><text:span text:style-name="T2">g</text:span><text:span text:style-name="T2">r</text:span><text:span text:style-name="T2">o</text:span><text:span text:style-name="T2">u</text:span><text:span text:style-name="T2">p </text:span><text:span text:style-name="T2">s</text:span><text:span text:style-name="T2">h</text:span><text:span text:style-name="T2">o</text:span><text:span text:style-name="T2">u</text:span><text:span text:style-name="T2">l</text:span><text:span text:style-name="T2">d </text:span><text:span text:style-name="T2">b</text:span><text:span text:style-name="T2">e </text:span><text:span text:style-name="T2">c</text:span><text:span text:style-name="T2">o</text:span><text:span text:style-name="T2">m</text:span><text:span text:style-name="T2">m</text:span><text:span text:style-name="T2">u</text:span><text:span text:style-name="T2">n</text:span><text:span text:style-name="T2">i</text:span><text:span text:style-name="T2">c</text:span><text:span text:style-name="T2">a</text:span><text:span text:style-name="T2">t</text:span><text:span text:style-name="T2">e</text:span><text:span text:style-name="T2">d </text:span><text:span text:style-name="T2">t</text:span><text:span text:style-name="T2">o</text:span></text:p>
          </draw:text-box>
        </draw:frame>
        <draw:frame draw:style-name="gr3" draw:text-style-name="P4" draw:layer="layout" svg:width="14.179cm" svg:height="0.454cm" svg:x="3.81cm" svg:y="10.881cm">
          <draw:text-box>
            <text:p text:style-name="P2"><text:span text:style-name="T2">coordinators at least a week prior </text:span><text:span text:style-name="T2">to the date of event. Not all </text:span><text:span text:style-name="T2">requirements can</text:span></text:p>
          </draw:text-box>
        </draw:frame>
        <draw:frame draw:style-name="gr3" draw:text-style-name="P4" draw:layer="layout" svg:width="3.355cm" svg:height="0.454cm" svg:x="3.81cm" svg:y="11.417cm">
          <draw:text-box>
            <text:p text:style-name="P2"><text:span text:style-name="T2">b</text:span><text:span text:style-name="T2">e </text:span><text:span text:style-name="T2">f</text:span><text:span text:style-name="T2">u</text:span><text:span text:style-name="T2">lf</text:span><text:span text:style-name="T2">ill</text:span><text:span text:style-name="T2">e</text:span><text:span text:style-name="T2">d </text:span><text:span text:style-name="T2">e</text:span><text:span text:style-name="T2">n</text:span><text:span text:style-name="T2">ti</text:span><text:span text:style-name="T2">r</text:span><text:span text:style-name="T2">e</text:span><text:span text:style-name="T2">l</text:span><text:span text:style-name="T2">y</text:span><text:span text:style-name="T2">.</text:span></text:p>
          </draw:text-box>
        </draw:frame>
        <draw:frame draw:style-name="gr3" draw:text-style-name="P4" draw:layer="layout" svg:width="0.405cm" svg:height="0.454cm" svg:x="3.175cm" svg:y="11.954cm">
          <draw:text-box>
            <text:p text:style-name="P2"><text:span text:style-name="T2">●</text:span></text:p>
          </draw:text-box>
        </draw:frame>
        <draw:frame draw:style-name="gr3" draw:text-style-name="P4" draw:layer="layout" svg:width="13.671cm" svg:height="0.454cm" svg:x="3.81cm" svg:y="11.954cm">
          <draw:text-box>
            <text:p text:style-name="P2"><text:span text:style-name="T2">C</text:span><text:span text:style-name="T2">o</text:span><text:span text:style-name="T2">m</text:span><text:span text:style-name="T2">m</text:span><text:span text:style-name="T2">u</text:span><text:span text:style-name="T2">n</text:span><text:span text:style-name="T2">i</text:span><text:span text:style-name="T2">c</text:span><text:span text:style-name="T2">a</text:span><text:span text:style-name="T2">t</text:span><text:span text:style-name="T2">e </text:span><text:span text:style-name="T2">t</text:span><text:span text:style-name="T2">h</text:span><text:span text:style-name="T2">e </text:span><text:span text:style-name="T2">n</text:span><text:span text:style-name="T2">e</text:span><text:span text:style-name="T2">e</text:span><text:span text:style-name="T2">d </text:span><text:span text:style-name="T2">f</text:span><text:span text:style-name="T2">o</text:span><text:span text:style-name="T2">r </text:span><text:span text:style-name="T2">r</text:span><text:span text:style-name="T2">e</text:span><text:span text:style-name="T2">h</text:span><text:span text:style-name="T2">e</text:span><text:span text:style-name="T2">a</text:span><text:span text:style-name="T2">r</text:span><text:span text:style-name="T2">s</text:span><text:span text:style-name="T2">a</text:span><text:span text:style-name="T2">l</text:span><text:span text:style-name="T2">s </text:span><text:span text:style-name="T2">o</text:span><text:span text:style-name="T2">r </text:span><text:span text:style-name="T2">s</text:span><text:span text:style-name="T2">o</text:span><text:span text:style-name="T2">u</text:span><text:span text:style-name="T2">n</text:span><text:span text:style-name="T2">d </text:span><text:span text:style-name="T2">c</text:span><text:span text:style-name="T2">h</text:span><text:span text:style-name="T2">e</text:span><text:span text:style-name="T2">c</text:span><text:span text:style-name="T2">k </text:span><text:span text:style-name="T2">t</text:span><text:span text:style-name="T2">o </text:span><text:span text:style-name="T2">c</text:span><text:span text:style-name="T2">o</text:span><text:span text:style-name="T2">o</text:span><text:span text:style-name="T2">r</text:span><text:span text:style-name="T2">d</text:span><text:span text:style-name="T2">i</text:span><text:span text:style-name="T2">n</text:span><text:span text:style-name="T2">a</text:span><text:span text:style-name="T2">t</text:span><text:span text:style-name="T2">o</text:span><text:span text:style-name="T2">r</text:span><text:span text:style-name="T2">s </text:span><text:span text:style-name="T2">w</text:span><text:span text:style-name="T2">e</text:span><text:span text:style-name="T2">ll </text:span><text:span text:style-name="T2">i</text:span><text:span text:style-name="T2">n</text:span></text:p>
          </draw:text-box>
        </draw:frame>
        <draw:frame draw:style-name="gr3" draw:text-style-name="P4" draw:layer="layout" svg:width="13.739cm" svg:height="0.454cm" svg:x="3.81cm" svg:y="12.49cm">
          <draw:text-box>
            <text:p text:style-name="P2"><text:span text:style-name="T2">advance, a common rehearsal time slot will be </text:span><text:span text:style-name="T2">announced if the need arises.</text:span></text:p>
          </draw:text-box>
        </draw:frame>
        <draw:frame draw:style-name="gr3" draw:text-style-name="P4" draw:layer="layout" svg:width="0.405cm" svg:height="0.454cm" svg:x="3.175cm" svg:y="13.027cm">
          <draw:text-box>
            <text:p text:style-name="P2"><text:span text:style-name="T2">●</text:span></text:p>
          </draw:text-box>
        </draw:frame>
        <draw:frame draw:style-name="gr3" draw:text-style-name="P4" draw:layer="layout" svg:width="8.596cm" svg:height="0.454cm" svg:x="3.81cm" svg:y="13.027cm">
          <draw:text-box>
            <text:p text:style-name="P2"><text:span text:style-name="T2">Decisions of the judges will be final and binding.</text:span></text:p>
          </draw:text-box>
        </draw:frame>
        <draw:frame draw:style-name="gr3" draw:text-style-name="P4" draw:layer="layout" svg:width="0.405cm" svg:height="0.454cm" svg:x="3.175cm" svg:y="13.563cm">
          <draw:text-box>
            <text:p text:style-name="P2"><text:span text:style-name="T2">●</text:span></text:p>
          </draw:text-box>
        </draw:frame>
        <draw:frame draw:style-name="gr3" draw:text-style-name="P4" draw:layer="layout" svg:width="14.04cm" svg:height="0.454cm" svg:x="3.81cm" svg:y="13.563cm">
          <draw:text-box>
            <text:p text:style-name="P2"><text:span text:style-name="T2">Adhere to ethics and healthy, mature competition during the events. Practising</text:span></text:p>
          </draw:text-box>
        </draw:frame>
        <draw:frame draw:style-name="gr3" draw:text-style-name="P4" draw:layer="layout" svg:width="14.357cm" svg:height="0.454cm" svg:x="3.81cm" svg:y="14.099cm">
          <draw:text-box>
            <text:p text:style-name="P2"><text:span text:style-name="T2">any form of unfair means, indecency or controversy might lead to cancellation of</text:span></text:p>
          </draw:text-box>
        </draw:frame>
        <draw:frame draw:style-name="gr3" draw:text-style-name="P4" draw:layer="layout" svg:width="5.67cm" svg:height="0.454cm" svg:x="3.81cm" svg:y="14.636cm">
          <draw:text-box>
            <text:p text:style-name="P2"><text:span text:style-name="T2">registration and disqualification.</text:span></text:p>
          </draw:text-box>
        </draw:frame>
        <draw:frame draw:style-name="gr3" draw:text-style-name="P4" draw:layer="layout" svg:width="0.405cm" svg:height="0.454cm" svg:x="3.175cm" svg:y="15.172cm">
          <draw:text-box>
            <text:p text:style-name="P2"><text:span text:style-name="T2">●</text:span></text:p>
          </draw:text-box>
        </draw:frame>
        <draw:frame draw:style-name="gr3" draw:text-style-name="P4" draw:layer="layout" svg:width="12.795cm" svg:height="0.454cm" svg:x="3.81cm" svg:y="15.172cm">
          <draw:text-box>
            <text:p text:style-name="P2"><text:span text:style-name="T2">Please note that all performers have to undergo a mandatory screening</text:span></text:p>
          </draw:text-box>
        </draw:frame>
        <draw:frame draw:style-name="gr3" draw:text-style-name="P4" draw:layer="layout" svg:width="13.274cm" svg:height="0.454cm" svg:x="3.81cm" svg:y="15.709cm">
          <draw:text-box>
            <text:p text:style-name="P2"><text:span text:style-name="T2">procedure to get selected for the competition. The day of screening will be</text:span></text:p>
          </draw:text-box>
        </draw:frame>
        <draw:frame draw:style-name="gr3" draw:text-style-name="P4" draw:layer="layout" svg:width="4.21cm" svg:height="0.454cm" svg:x="3.81cm" svg:y="16.245cm">
          <draw:text-box>
            <text:p text:style-name="P2"><text:span text:style-name="T2">announced in due time.</text:span></text:p>
          </draw:text-box>
        </draw:frame>
        <draw:frame draw:style-name="gr3" draw:text-style-name="P4" draw:layer="layout" svg:width="0.405cm" svg:height="0.454cm" svg:x="3.175cm" svg:y="16.782cm">
          <draw:text-box>
            <text:p text:style-name="P2"><text:span text:style-name="T3">●</text:span></text:p>
          </draw:text-box>
        </draw:frame>
        <draw:frame draw:style-name="gr3" draw:text-style-name="P4" draw:layer="layout" svg:width="2.936cm" svg:height="0.454cm" svg:x="3.81cm" svg:y="16.782cm">
          <draw:text-box>
            <text:p text:style-name="P2"><text:span text:style-name="T3">Points System:</text:span></text:p>
          </draw:text-box>
        </draw:frame>
        <draw:frame draw:style-name="gr3" draw:text-style-name="P4" draw:layer="layout" svg:width="3.931cm" svg:height="0.454cm" svg:x="3.784cm" svg:y="17.318cm">
          <draw:text-box>
            <text:p text:style-name="P2"><text:span text:style-name="T3">Group performance:</text:span></text:p>
          </draw:text-box>
        </draw:frame>
        <draw:frame draw:style-name="gr3" draw:text-style-name="P4" draw:layer="layout" svg:width="0.586cm" svg:height="0.454cm" svg:x="3.784cm" svg:y="17.855cm">
          <draw:text-box>
            <text:p text:style-name="P2"><text:span text:style-name="T3">1st</text:span></text:p>
          </draw:text-box>
        </draw:frame>
        <draw:frame draw:style-name="gr3" draw:text-style-name="P4" draw:layer="layout" svg:width="0.675cm" svg:height="0.454cm" svg:x="4.933cm" svg:y="17.855cm">
          <draw:text-box>
            <text:p text:style-name="P2"><text:span text:style-name="T3">100</text:span></text:p>
          </draw:text-box>
        </draw:frame>
        <draw:frame draw:style-name="gr3" draw:text-style-name="P4" draw:layer="layout" svg:width="0.726cm" svg:height="0.454cm" svg:x="3.784cm" svg:y="18.391cm">
          <draw:text-box>
            <text:p text:style-name="P2"><text:span text:style-name="T3">2nd</text:span></text:p>
          </draw:text-box>
        </draw:frame>
        <draw:frame draw:style-name="gr3" draw:text-style-name="P4" draw:layer="layout" svg:width="0.451cm" svg:height="0.454cm" svg:x="4.955cm" svg:y="18.391cm">
          <draw:text-box>
            <text:p text:style-name="P2"><text:span text:style-name="T3">60</text:span></text:p>
          </draw:text-box>
        </draw:frame>
        <draw:frame draw:style-name="gr3" draw:text-style-name="P4" draw:layer="layout" svg:width="0.633cm" svg:height="0.454cm" svg:x="3.784cm" svg:y="18.928cm">
          <draw:text-box>
            <text:p text:style-name="P2"><text:span text:style-name="T3">3rd</text:span></text:p>
          </draw:text-box>
        </draw:frame>
        <draw:frame draw:style-name="gr3" draw:text-style-name="P4" draw:layer="layout" svg:width="0.451cm" svg:height="0.454cm" svg:x="4.978cm" svg:y="18.928cm">
          <draw:text-box>
            <text:p text:style-name="P2"><text:span text:style-name="T3">30</text:span></text:p>
          </draw:text-box>
        </draw:frame>
        <draw:frame draw:style-name="gr3" draw:text-style-name="P4" draw:layer="layout" svg:width="4.176cm" svg:height="0.454cm" svg:x="3.784cm" svg:y="19.464cm">
          <draw:text-box>
            <text:p text:style-name="P2"><text:span text:style-name="T3">Solo performance:1st</text:span></text:p>
          </draw:text-box>
        </draw:frame>
        <draw:frame draw:style-name="gr3" draw:text-style-name="P4" draw:layer="layout" svg:width="0.451cm" svg:height="0.454cm" svg:x="8.516cm" svg:y="19.464cm">
          <draw:text-box>
            <text:p text:style-name="P2"><text:span text:style-name="T3">30</text:span></text:p>
          </draw:text-box>
        </draw:frame>
        <draw:frame draw:style-name="gr3" draw:text-style-name="P4" draw:layer="layout" svg:width="0.726cm" svg:height="0.454cm" svg:x="3.784cm" svg:y="20.001cm">
          <draw:text-box>
            <text:p text:style-name="P2"><text:span text:style-name="T3">2nd</text:span></text:p>
          </draw:text-box>
        </draw:frame>
        <draw:frame draw:style-name="gr3" draw:text-style-name="P4" draw:layer="layout" svg:width="0.451cm" svg:height="0.454cm" svg:x="4.955cm" svg:y="20.001cm">
          <draw:text-box>
            <text:p text:style-name="P2"><text:span text:style-name="T3">20</text:span></text:p>
          </draw:text-box>
        </draw:frame>
        <draw:frame draw:style-name="gr3" draw:text-style-name="P4" draw:layer="layout" svg:width="0.633cm" svg:height="0.454cm" svg:x="3.784cm" svg:y="20.537cm">
          <draw:text-box>
            <text:p text:style-name="P2"><text:span text:style-name="T3">3rd</text:span></text:p>
          </draw:text-box>
        </draw:frame>
        <draw:frame draw:style-name="gr3" draw:text-style-name="P4" draw:layer="layout" svg:width="0.451cm" svg:height="0.454cm" svg:x="4.978cm" svg:y="20.537cm">
          <draw:text-box>
            <text:p text:style-name="P2"><text:span text:style-name="T3">10</text:span></text:p>
          </draw:text-box>
        </draw:frame>
        <draw:frame draw:style-name="gr3" draw:text-style-name="P4" draw:layer="layout" svg:width="13.557cm" svg:height="0.454cm" svg:x="3.784cm" svg:y="21.074cm">
          <draw:text-box>
            <text:p text:style-name="P2"><text:span text:style-name="T3">In case of Interdepartmental Group Performance, only two department</text:span></text:p>
          </draw:text-box>
        </draw:frame>
        <draw:frame draw:style-name="gr3" draw:text-style-name="P4" draw:layer="layout" svg:width="14.361cm" svg:height="0.454cm" svg:x="3.784cm" svg:y="21.61cm">
          <draw:text-box>
            <text:p text:style-name="P2"><text:span text:style-name="T3">members can collaborate and the points will be split in a 1:1 ratio between</text:span></text:p>
          </draw:text-box>
        </draw:frame>
        <draw:frame draw:style-name="gr3" draw:text-style-name="P4" draw:layer="layout" svg:width="6.648cm" svg:height="0.454cm" svg:x="3.784cm" svg:y="22.147cm">
          <draw:text-box>
            <text:p text:style-name="P2"><text:span text:style-name="T3">the two participating departments.</text:span></text:p>
          </draw:text-box>
        </draw:frame>
        <draw:frame draw:style-name="gr3" draw:text-style-name="P4" draw:layer="layout" svg:width="0.405cm" svg:height="0.454cm" svg:x="3.175cm" svg:y="23.22cm">
          <draw:text-box>
            <text:p text:style-name="P2"><text:span text:style-name="T3">●</text:span></text:p>
          </draw:text-box>
        </draw:frame>
        <draw:frame draw:style-name="gr3" draw:text-style-name="P4" draw:layer="layout" svg:width="13.976cm" svg:height="0.454cm" svg:x="3.81cm" svg:y="23.22cm">
          <draw:text-box>
            <text:p text:style-name="P2"><text:span text:style-name="T3">REGISTRATIONS CLOSE ON 11 FEBRUARY 2024, SO HURRY UP GUYS!</text:span></text:p>
          </draw:text-box>
        </draw:frame>
        <draw:frame draw:style-name="gr3" draw:text-style-name="P4" draw:layer="layout" svg:width="14.196cm" svg:height="0.454cm" svg:x="3.81cm" svg:y="24.293cm">
          <draw:text-box>
            <text:p text:style-name="P2"><text:span text:style-name="T3">Coordinators reserve the right to disqualify any participant or team found</text:span></text:p>
          </draw:text-box>
        </draw:frame>
        <draw:frame draw:style-name="gr3" draw:text-style-name="P4" draw:layer="layout" svg:width="14.027cm" svg:height="0.454cm" svg:x="3.81cm" svg:y="24.829cm">
          <draw:text-box>
            <text:p text:style-name="P2"><text:span text:style-name="T3">violating the rules and regulations. Kindly read the rules and regulations</text:span></text:p>
          </draw:text-box>
        </draw:frame>
        <draw:frame draw:style-name="gr3" draw:text-style-name="P4" draw:layer="layout" svg:width="12.867cm" svg:height="0.454cm" svg:x="3.81cm" svg:y="25.366cm">
          <draw:text-box>
            <text:p text:style-name="P2"><text:span text:style-name="T3">carefully before registration to avoid unfortunate disqualifications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N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8T11:52:22.368075944</dc:date>
    <meta:editing-duration>PT1M47S</meta:editing-duration>
    <meta:editing-cycles>1</meta:editing-cycles>
    <meta:document-statistic meta:object-count="58"/>
    <meta:generator>LibreOffice/7.4.7.2$Linux_X86_64 LibreOffice_project/40$Build-2</meta:generator>
  </office:meta>
</office:document-meta>
</file>